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78">
            <text:p>1078</text:p>
          </table:table-cell>
          <table:table-cell table:style-name="ce22" office:value-type="float" office:value="254">
            <text:p>25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643">
            <text:p>1643</text:p>
          </table:table-cell>
          <table:table-cell table:style-name="ce22" office:value-type="float" office:value="488">
            <text:p>48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163">
            <text:p>4163</text:p>
          </table:table-cell>
          <table:table-cell table:style-name="ce22" office:value-type="float" office:value="534">
            <text:p>53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3907">
            <text:p>33907</text:p>
          </table:table-cell>
          <table:table-cell table:style-name="ce22" office:value-type="float" office:value="4922">
            <text:p>492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70">
            <text:p>17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488">
            <text:p>3488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911">
            <text:p>21911</text:p>
          </table:table-cell>
          <table:table-cell table:style-name="ce22" office:value-type="float" office:value="5145">
            <text:p>514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222">
            <text:p>22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403">
            <text:p>2403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767">
            <text:p>3767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857">
            <text:p>1857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185">
            <text:p>18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535">
            <text:p>3535</text:p>
          </table:table-cell>
          <table:table-cell table:style-name="ce22" office:value-type="float" office:value="1504">
            <text:p>150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0464">
            <text:p>30464</text:p>
          </table:table-cell>
          <table:table-cell table:style-name="ce22" office:value-type="float" office:value="2753">
            <text:p>275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566">
            <text:p>3566</text:p>
          </table:table-cell>
          <table:table-cell table:style-name="ce22" office:value-type="float" office:value="561">
            <text:p>56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1" office:value-type="string">
            <text:p>115608 18281</text:p>
          </table:table-cell>
          <table:table-cell table:style-name="ce21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290">
            <text:p>529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729">
            <text:p>272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417">
            <text:p>4417</text:p>
          </table:table-cell>
          <table:table-cell table:style-name="ce22" office:value-type="float" office:value="1519">
            <text:p>151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039">
            <text:p>28039</text:p>
          </table:table-cell>
          <table:table-cell table:style-name="ce22" office:value-type="float" office:value="188">
            <text:p>18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0663">
            <text:p>30663</text:p>
          </table:table-cell>
          <table:table-cell table:style-name="ce22" office:value-type="float" office:value="198">
            <text:p>19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646">
            <text:p>164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712">
            <text:p>10712</text:p>
          </table:table-cell>
          <table:table-cell table:style-name="ce22" office:value-type="float" office:value="2294">
            <text:p>229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15">
            <text:p>571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482">
            <text:p>9482</text:p>
          </table:table-cell>
          <table:table-cell table:style-name="ce22" office:value-type="float" office:value="1321">
            <text:p>132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9362">
            <text:p>89362</text:p>
          </table:table-cell>
          <table:table-cell table:style-name="ce22" office:value-type="float" office:value="8413">
            <text:p>84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1" office:value-type="string">
            <text:p>179885 22415</text:p>
          </table:table-cell>
          <table:table-cell table:style-name="ce21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1" office:value-type="string">
            <text:p>295493 40696</text:p>
          </table:table-cell>
          <table:table-cell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